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81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8" style:family="table-cell" style:parent-style-name="Default" style:data-style-name="N118"/>
    <style:style style:name="ce9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1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3" style:family="table-cell" style:parent-style-name="Default" style:data-style-name="N60"/>
    <style:style style:name="ce14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5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6" style:family="table-cell" style:parent-style-name="Default" style:data-style-name="N60">
      <style:table-cell-properties fo:border-bottom="0.0008in solid #000000" fo:border-left="none" fo:border-right="none" fo:border-top="none"/>
      <style:text-properties style:font-name="Arial" style:font-name-asian="Arial1" style:font-name-complex="Arial1"/>
    </style:style>
    <style:style style:name="ce17" style:family="table-cell" style:parent-style-name="Default">
      <style:table-cell-properties fo:border-bottom="none" fo:border-left="0.0008in solid #000000" fo:border-right="0.0008in solid #000000" fo:border-top="none"/>
    </style:style>
    <style:style style:name="ce18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1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22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23" style:family="table-cell" style:parent-style-name="Default" style:data-style-name="N60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6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141312" style:font-name="Arial" fo:font-size="10pt" fo:language="zxx" fo:country="none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ce25" style:family="table-cell" style:parent-style-name="Default" style:data-style-name="N60">
      <style:table-cell-properties fo:border-bottom="0.0008in solid #000000" fo:border-left="0.0008in solid #000000" fo:border-right="none" fo:border-top="none"/>
    </style:style>
    <style:style style:name="ce26" style:family="table-cell" style:parent-style-name="Default" style:data-style-name="N60">
      <style:table-cell-properties fo:border-bottom="none" fo:border-left="0.0008in solid #000000" fo:border-right="none" fo:border-top="none"/>
    </style:style>
    <style:style style:name="ce27" style:family="table-cell" style:parent-style-name="Default" style:data-style-name="N60">
      <style:table-cell-properties fo:border="none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style:font-name="Arial" style:font-name-asian="Arial1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number-columns-repeated="3" table:default-cell-style-name="ce13"/>
        <table:table-column table:style-name="co3" table:default-cell-style-name="Default"/>
        <table:table-column table:style-name="co4" table:number-columns-repeated="3" table:default-cell-style-name="ce13"/>
        <table:table-column table:style-name="co2" table:default-cell-style-name="Default"/>
        <table:table-column table:style-name="co4" table:number-columns-repeated="3" table:default-cell-style-name="ce13"/>
        <table:table-column table:style-name="co4" table:number-columns-repeated="1012" table:default-cell-style-name="Default"/>
        <table:table-row table:style-name="ro1">
          <table:table-cell table:style-name="ce1" office:value-type="string" table:number-columns-spanned="12" table:number-rows-spanned="1">
            <text:p>2D particle distribution, constant ratio supLen/dx=5, summation density, leapfrog dt=autom., simu time~0.2</text:p>
          </table:table-cell>
          <table:covered-table-cell table:style-name="ce9"/>
          <table:covered-table-cell table:number-columns-repeated="2"/>
          <table:covered-table-cell table:style-name="ce17"/>
          <table:covered-table-cell table:style-name="ce18"/>
          <table:covered-table-cell table:number-columns-repeated="2"/>
          <table:covered-table-cell table:style-name="ce17"/>
          <table:covered-table-cell table:style-name="ce18"/>
          <table:covered-table-cell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9"/>
          <table:table-cell table:number-columns-repeated="2"/>
          <table:table-cell table:style-name="ce18"/>
          <table:table-cell table:number-columns-repeated="2"/>
          <table:table-cell table:style-name="ce18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1" office:value-type="string" table:number-columns-spanned="9" table:number-rows-spanned="1">
            <text:p>whole domain 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19" office:value-type="string">
            <text:p>area2 (after CD before shock)</text:p>
          </table:covered-table-cell>
          <table:covered-table-cell table:style-name="ce15"/>
          <table:covered-table-cell table:style-name="ce20"/>
          <table:table-cell table:style-name="ce24" office:value-type="string" table:number-columns-spanned="9" table:number-rows-spanned="1">
            <text:p>area3 (after rarefaction before CD)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19" office:value-type="string">
            <text:p>area2 (after CD before shock)</text:p>
          </table:covered-table-cell>
          <table:covered-table-cell table:style-name="ce15"/>
          <table:covered-table-cell table:style-name="ce20"/>
          <table:table-cell table:style-name="ce24" office:value-type="string" table:number-columns-spanned="9" table:number-rows-spanned="1">
            <text:p>area2 (after CD before shock)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19" office:value-type="string">
            <text:p>area2 (after CD before shock)</text:p>
          </table:covered-table-cell>
          <table:covered-table-cell table:style-name="ce15"/>
          <table:covered-table-cell table:style-name="ce20"/>
          <table:table-cell table:number-columns-repeated="996"/>
        </table:table-row>
        <table:table-row table:style-name="ro1">
          <table:table-cell table:style-name="ce5"/>
          <table:table-cell table:style-name="ce12" office:value-type="string">
            <text:p>L1_rho</text:p>
          </table:table-cell>
          <table:table-cell table:style-name="ce12" office:value-type="string">
            <text:p>L1_u</text:p>
          </table:table-cell>
          <table:table-cell table:style-name="ce16" office:value-type="string">
            <text:p>L1e</text:p>
          </table:table-cell>
          <table:table-cell table:style-name="ce12" office:value-type="string">
            <text:p>L2_rho</text:p>
          </table:table-cell>
          <table:table-cell table:style-name="ce12" office:value-type="string">
            <text:p>L2_u</text:p>
          </table:table-cell>
          <table:table-cell table:style-name="ce16" office:value-type="string">
            <text:p>L2e</text:p>
          </table:table-cell>
          <table:table-cell table:style-name="ce12" office:value-type="string">
            <text:p>Linf_rho</text:p>
          </table:table-cell>
          <table:table-cell table:style-name="ce12" office:value-type="string">
            <text:p>Linf_u</text:p>
          </table:table-cell>
          <table:table-cell table:style-name="ce16" office:value-type="string">
            <text:p>Linf_e</text:p>
          </table:table-cell>
          <table:table-cell table:style-name="ce25" office:value-type="string">
            <text:p>L1_rho3</text:p>
          </table:table-cell>
          <table:table-cell table:style-name="ce12" office:value-type="string">
            <text:p>L1_u3</text:p>
          </table:table-cell>
          <table:table-cell table:style-name="ce16" office:value-type="string">
            <text:p>L1e3</text:p>
          </table:table-cell>
          <table:table-cell table:style-name="ce12" office:value-type="string">
            <text:p>L2_rho3</text:p>
          </table:table-cell>
          <table:table-cell table:style-name="ce12" office:value-type="string">
            <text:p>L2_u3</text:p>
          </table:table-cell>
          <table:table-cell table:style-name="ce16" office:value-type="string">
            <text:p>L2e3</text:p>
          </table:table-cell>
          <table:table-cell table:style-name="ce12" office:value-type="string">
            <text:p>Linf_rho3</text:p>
          </table:table-cell>
          <table:table-cell table:style-name="ce12" office:value-type="string">
            <text:p>Linf_u3</text:p>
          </table:table-cell>
          <table:table-cell table:style-name="ce29" office:value-type="string">
            <text:p>Linf_e3</text:p>
          </table:table-cell>
          <table:table-cell table:style-name="ce25" office:value-type="string">
            <text:p>L1_rho2</text:p>
          </table:table-cell>
          <table:table-cell table:style-name="ce12" office:value-type="string">
            <text:p>L1_u2</text:p>
          </table:table-cell>
          <table:table-cell table:style-name="ce16" office:value-type="string">
            <text:p>L1e2</text:p>
          </table:table-cell>
          <table:table-cell table:style-name="ce12" office:value-type="string">
            <text:p>L2_rho2</text:p>
          </table:table-cell>
          <table:table-cell table:style-name="ce12" office:value-type="string">
            <text:p>L2_u2</text:p>
          </table:table-cell>
          <table:table-cell table:style-name="ce16" office:value-type="string">
            <text:p>L2e2</text:p>
          </table:table-cell>
          <table:table-cell table:style-name="ce12" office:value-type="string">
            <text:p>Linf_rho2</text:p>
          </table:table-cell>
          <table:table-cell table:style-name="ce12" office:value-type="string">
            <text:p>Linf_u2</text:p>
          </table:table-cell>
          <table:table-cell table:style-name="ce29" office:value-type="string">
            <text:p>Linf_e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05">
            <text:p>0.0050</text:p>
          </table:table-cell>
          <table:table-cell office:value-type="float" office:value="0.00293462">
            <text:p>2.93E-003</text:p>
          </table:table-cell>
          <table:table-cell office:value-type="float" office:value="0.00668155">
            <text:p>6.68E-003</text:p>
          </table:table-cell>
          <table:table-cell office:value-type="float" office:value="0.00296009">
            <text:p>2.96E-003</text:p>
          </table:table-cell>
          <table:table-cell table:style-name="ce13" office:value-type="float" office:value="0.0084416">
            <text:p>8.44E-003</text:p>
          </table:table-cell>
          <table:table-cell office:value-type="float" office:value="0.0294805">
            <text:p>2.95E-002</text:p>
          </table:table-cell>
          <table:table-cell office:value-type="float" office:value="0.0124613">
            <text:p>1.25E-002</text:p>
          </table:table-cell>
          <table:table-cell office:value-type="float" office:value="0.0913374">
            <text:p>9.13E-002</text:p>
          </table:table-cell>
          <table:table-cell table:style-name="ce13" office:value-type="float" office:value="0.536594">
            <text:p>5.37E-001</text:p>
          </table:table-cell>
          <table:table-cell table:style-name="ce21" office:value-type="float" office:value="0.153181">
            <text:p>1.53E-001</text:p>
          </table:table-cell>
          <table:table-cell table:style-name="ce26" office:value-type="float" office:value="0.00178095">
            <text:p>1.78E-003</text:p>
          </table:table-cell>
          <table:table-cell office:value-type="float" office:value="0.00274515">
            <text:p>2.75E-003</text:p>
          </table:table-cell>
          <table:table-cell table:style-name="ce13" office:value-type="float" office:value="0.00107564">
            <text:p>1.08E-003</text:p>
          </table:table-cell>
          <table:table-cell table:style-name="ce13" office:value-type="float" office:value="0.00199676">
            <text:p>2.00E-003</text:p>
          </table:table-cell>
          <table:table-cell table:style-name="ce13" office:value-type="float" office:value="0.00411609">
            <text:p>4.12E-003</text:p>
          </table:table-cell>
          <table:table-cell table:style-name="ce13" office:value-type="float" office:value="0.00128217">
            <text:p>1.28E-003</text:p>
          </table:table-cell>
          <table:table-cell table:style-name="ce13" office:value-type="float" office:value="0.00520135">
            <text:p>5.20E-003</text:p>
          </table:table-cell>
          <table:table-cell table:style-name="ce13" office:value-type="float" office:value="0.0153591">
            <text:p>1.54E-002</text:p>
          </table:table-cell>
          <table:table-cell table:style-name="ce21" office:value-type="float" office:value="0.00390942">
            <text:p>3.91E-003</text:p>
          </table:table-cell>
          <table:table-cell table:style-name="ce26" office:value-type="float" office:value="0.000409328">
            <text:p>4.09E-004</text:p>
          </table:table-cell>
          <table:table-cell table:style-name="ce13" office:value-type="float" office:value="0.00197671">
            <text:p>1.98E-003</text:p>
          </table:table-cell>
          <table:table-cell table:style-name="ce13" office:value-type="float" office:value="0.000940527">
            <text:p>9.41E-004</text:p>
          </table:table-cell>
          <table:table-cell table:style-name="ce13" office:value-type="float" office:value="0.000931722">
            <text:p>9.32E-004</text:p>
          </table:table-cell>
          <table:table-cell table:style-name="ce13" office:value-type="float" office:value="0.00409">
            <text:p>4.09E-003</text:p>
          </table:table-cell>
          <table:table-cell table:style-name="ce13" office:value-type="float" office:value="0.00265073">
            <text:p>2.65E-003</text:p>
          </table:table-cell>
          <table:table-cell table:style-name="ce13" office:value-type="float" office:value="0.00415637">
            <text:p>4.16E-003</text:p>
          </table:table-cell>
          <table:table-cell table:style-name="ce13" office:value-type="float" office:value="0.0316221">
            <text:p>3.16E-002</text:p>
          </table:table-cell>
          <table:table-cell table:style-name="ce21" office:value-type="float" office:value="0.0198292">
            <text:p>1.98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1">
            <text:p>0.0100</text:p>
          </table:table-cell>
          <table:table-cell office:value-type="float" office:value="0.00364317">
            <text:p>3.64E-003</text:p>
          </table:table-cell>
          <table:table-cell office:value-type="float" office:value="0.00943887">
            <text:p>9.44E-003</text:p>
          </table:table-cell>
          <table:table-cell office:value-type="float" office:value="0.0053332">
            <text:p>5.33E-003</text:p>
          </table:table-cell>
          <table:table-cell table:style-name="ce13" office:value-type="float" office:value="0.00923487">
            <text:p>9.23E-003</text:p>
          </table:table-cell>
          <table:table-cell office:value-type="float" office:value="0.040035">
            <text:p>4.00E-002</text:p>
          </table:table-cell>
          <table:table-cell office:value-type="float" office:value="0.0222727">
            <text:p>2.23E-002</text:p>
          </table:table-cell>
          <table:table-cell office:value-type="float" office:value="0.0714685">
            <text:p>7.15E-002</text:p>
          </table:table-cell>
          <table:table-cell table:style-name="ce13" office:value-type="float" office:value="0.539364">
            <text:p>5.39E-001</text:p>
          </table:table-cell>
          <table:table-cell table:style-name="ce21" office:value-type="float" office:value="0.327374">
            <text:p>3.27E-001</text:p>
          </table:table-cell>
          <table:table-cell table:style-name="ce26" office:value-type="float" office:value="0.00193931">
            <text:p>1.94E-003</text:p>
          </table:table-cell>
          <table:table-cell office:value-type="float" office:value="0.00332997">
            <text:p>3.33E-003</text:p>
          </table:table-cell>
          <table:table-cell table:style-name="ce13" office:value-type="float" office:value="0.00105809">
            <text:p>1.06E-003</text:p>
          </table:table-cell>
          <table:table-cell table:style-name="ce13" office:value-type="float" office:value="0.00243304">
            <text:p>2.43E-003</text:p>
          </table:table-cell>
          <table:table-cell table:style-name="ce13" office:value-type="float" office:value="0.00586075">
            <text:p>5.86E-003</text:p>
          </table:table-cell>
          <table:table-cell table:style-name="ce13" office:value-type="float" office:value="0.00151144">
            <text:p>1.51E-003</text:p>
          </table:table-cell>
          <table:table-cell table:style-name="ce13" office:value-type="float" office:value="0.00699695">
            <text:p>7.00E-003</text:p>
          </table:table-cell>
          <table:table-cell table:style-name="ce13" office:value-type="float" office:value="0.021018">
            <text:p>2.10E-002</text:p>
          </table:table-cell>
          <table:table-cell table:style-name="ce21" office:value-type="float" office:value="0.00483986">
            <text:p>4.84E-003</text:p>
          </table:table-cell>
          <table:table-cell table:style-name="ce26" office:value-type="float" office:value="0.000639466">
            <text:p>6.39E-004</text:p>
          </table:table-cell>
          <table:table-cell table:style-name="ce13" office:value-type="float" office:value="0.00275319">
            <text:p>2.75E-003</text:p>
          </table:table-cell>
          <table:table-cell table:style-name="ce13" office:value-type="float" office:value="0.00200729">
            <text:p>2.01E-003</text:p>
          </table:table-cell>
          <table:table-cell table:style-name="ce13" office:value-type="float" office:value="0.0011497">
            <text:p>1.15E-003</text:p>
          </table:table-cell>
          <table:table-cell table:style-name="ce13" office:value-type="float" office:value="0.00540845">
            <text:p>5.41E-003</text:p>
          </table:table-cell>
          <table:table-cell table:style-name="ce13" office:value-type="float" office:value="0.00413304">
            <text:p>4.13E-003</text:p>
          </table:table-cell>
          <table:table-cell table:style-name="ce13" office:value-type="float" office:value="0.00415149">
            <text:p>4.15E-003</text:p>
          </table:table-cell>
          <table:table-cell table:style-name="ce13" office:value-type="float" office:value="0.0317832">
            <text:p>3.18E-002</text:p>
          </table:table-cell>
          <table:table-cell table:style-name="ce21" office:value-type="float" office:value="0.0202309">
            <text:p>2.02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15">
            <text:p>0.0150</text:p>
          </table:table-cell>
          <table:table-cell office:value-type="float" office:value="0.0045293">
            <text:p>4.53E-003</text:p>
          </table:table-cell>
          <table:table-cell office:value-type="float" office:value="0.0119755">
            <text:p>1.20E-002</text:p>
          </table:table-cell>
          <table:table-cell office:value-type="float" office:value="0.0074285">
            <text:p>7.43E-003</text:p>
          </table:table-cell>
          <table:table-cell table:style-name="ce13" office:value-type="float" office:value="0.0108167">
            <text:p>1.08E-002</text:p>
          </table:table-cell>
          <table:table-cell office:value-type="float" office:value="0.0460579">
            <text:p>4.61E-002</text:p>
          </table:table-cell>
          <table:table-cell office:value-type="float" office:value="0.0274015">
            <text:p>2.74E-002</text:p>
          </table:table-cell>
          <table:table-cell office:value-type="float" office:value="0.0798422">
            <text:p>7.98E-002</text:p>
          </table:table-cell>
          <table:table-cell table:style-name="ce13" office:value-type="float" office:value="0.468638">
            <text:p>4.69E-001</text:p>
          </table:table-cell>
          <table:table-cell table:style-name="ce21" office:value-type="float" office:value="0.326649">
            <text:p>3.27E-001</text:p>
          </table:table-cell>
          <table:table-cell table:style-name="ce26" office:value-type="float" office:value="0.00220613">
            <text:p>2.21E-003</text:p>
          </table:table-cell>
          <table:table-cell office:value-type="float" office:value="0.00426657">
            <text:p>4.27E-003</text:p>
          </table:table-cell>
          <table:table-cell table:style-name="ce13" office:value-type="float" office:value="0.00123989">
            <text:p>1.24E-003</text:p>
          </table:table-cell>
          <table:table-cell table:style-name="ce13" office:value-type="float" office:value="0.00300981">
            <text:p>3.01E-003</text:p>
          </table:table-cell>
          <table:table-cell table:style-name="ce13" office:value-type="float" office:value="0.00774306">
            <text:p>7.74E-003</text:p>
          </table:table-cell>
          <table:table-cell table:style-name="ce13" office:value-type="float" office:value="0.00197185">
            <text:p>1.97E-003</text:p>
          </table:table-cell>
          <table:table-cell table:style-name="ce13" office:value-type="float" office:value="0.00839485">
            <text:p>8.39E-003</text:p>
          </table:table-cell>
          <table:table-cell table:style-name="ce13" office:value-type="float" office:value="0.0249262">
            <text:p>2.49E-002</text:p>
          </table:table-cell>
          <table:table-cell table:style-name="ce21" office:value-type="float" office:value="0.00581066">
            <text:p>5.81E-003</text:p>
          </table:table-cell>
          <table:table-cell table:style-name="ce26" office:value-type="float" office:value="0.00103469">
            <text:p>1.03E-003</text:p>
          </table:table-cell>
          <table:table-cell table:style-name="ce13" office:value-type="float" office:value="0.0036735">
            <text:p>3.67E-003</text:p>
          </table:table-cell>
          <table:table-cell table:style-name="ce13" office:value-type="float" office:value="0.00290768">
            <text:p>2.91E-003</text:p>
          </table:table-cell>
          <table:table-cell table:style-name="ce13" office:value-type="float" office:value="0.00154856">
            <text:p>1.55E-003</text:p>
          </table:table-cell>
          <table:table-cell table:style-name="ce13" office:value-type="float" office:value="0.00685634">
            <text:p>6.86E-003</text:p>
          </table:table-cell>
          <table:table-cell table:style-name="ce13" office:value-type="float" office:value="0.00509084">
            <text:p>5.09E-003</text:p>
          </table:table-cell>
          <table:table-cell table:style-name="ce13" office:value-type="float" office:value="0.00413461">
            <text:p>4.13E-003</text:p>
          </table:table-cell>
          <table:table-cell table:style-name="ce13" office:value-type="float" office:value="0.0316883">
            <text:p>3.17E-002</text:p>
          </table:table-cell>
          <table:table-cell table:style-name="ce21" office:value-type="float" office:value="0.0196317">
            <text:p>1.96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2">
            <text:p>0.0200</text:p>
          </table:table-cell>
          <table:table-cell office:value-type="float" office:value="0.00539619">
            <text:p>5.40E-003</text:p>
          </table:table-cell>
          <table:table-cell office:value-type="float" office:value="0.0151431">
            <text:p>1.51E-002</text:p>
          </table:table-cell>
          <table:table-cell office:value-type="float" office:value="0.00951075">
            <text:p>9.51E-003</text:p>
          </table:table-cell>
          <table:table-cell table:style-name="ce13" office:value-type="float" office:value="0.011902">
            <text:p>1.19E-002</text:p>
          </table:table-cell>
          <table:table-cell office:value-type="float" office:value="0.0562124">
            <text:p>5.62E-002</text:p>
          </table:table-cell>
          <table:table-cell office:value-type="float" office:value="0.0313791">
            <text:p>3.14E-002</text:p>
          </table:table-cell>
          <table:table-cell office:value-type="float" office:value="0.0704714">
            <text:p>7.05E-002</text:p>
          </table:table-cell>
          <table:table-cell table:style-name="ce13" office:value-type="float" office:value="0.547826">
            <text:p>5.48E-001</text:p>
          </table:table-cell>
          <table:table-cell table:style-name="ce21" office:value-type="float" office:value="0.326763">
            <text:p>3.27E-001</text:p>
          </table:table-cell>
          <table:table-cell table:style-name="ce26" office:value-type="float" office:value="0.00244307">
            <text:p>2.44E-003</text:p>
          </table:table-cell>
          <table:table-cell office:value-type="float" office:value="0.00536239">
            <text:p>5.36E-003</text:p>
          </table:table-cell>
          <table:table-cell table:style-name="ce13" office:value-type="float" office:value="0.00153121">
            <text:p>1.53E-003</text:p>
          </table:table-cell>
          <table:table-cell table:style-name="ce13" office:value-type="float" office:value="0.00356495">
            <text:p>3.56E-003</text:p>
          </table:table-cell>
          <table:table-cell table:style-name="ce13" office:value-type="float" office:value="0.00941133">
            <text:p>9.41E-003</text:p>
          </table:table-cell>
          <table:table-cell table:style-name="ce13" office:value-type="float" office:value="0.00245012">
            <text:p>2.45E-003</text:p>
          </table:table-cell>
          <table:table-cell table:style-name="ce13" office:value-type="float" office:value="0.00956879">
            <text:p>9.57E-003</text:p>
          </table:table-cell>
          <table:table-cell table:style-name="ce13" office:value-type="float" office:value="0.0276852">
            <text:p>2.77E-002</text:p>
          </table:table-cell>
          <table:table-cell table:style-name="ce21" office:value-type="float" office:value="0.00665661">
            <text:p>6.66E-003</text:p>
          </table:table-cell>
          <table:table-cell table:style-name="ce26" office:value-type="float" office:value="0.00152201">
            <text:p>1.52E-003</text:p>
          </table:table-cell>
          <table:table-cell table:style-name="ce13" office:value-type="float" office:value="0.00483026">
            <text:p>4.83E-003</text:p>
          </table:table-cell>
          <table:table-cell table:style-name="ce13" office:value-type="float" office:value="0.00399123">
            <text:p>3.99E-003</text:p>
          </table:table-cell>
          <table:table-cell table:style-name="ce13" office:value-type="float" office:value="0.00195295">
            <text:p>1.95E-003</text:p>
          </table:table-cell>
          <table:table-cell table:style-name="ce13" office:value-type="float" office:value="0.00857774">
            <text:p>8.58E-003</text:p>
          </table:table-cell>
          <table:table-cell table:style-name="ce13" office:value-type="float" office:value="0.00614492">
            <text:p>6.14E-003</text:p>
          </table:table-cell>
          <table:table-cell table:style-name="ce13" office:value-type="float" office:value="0.00447073">
            <text:p>4.47E-003</text:p>
          </table:table-cell>
          <table:table-cell table:style-name="ce13" office:value-type="float" office:value="0.0336266">
            <text:p>3.36E-002</text:p>
          </table:table-cell>
          <table:table-cell table:style-name="ce21" office:value-type="float" office:value="0.0195923">
            <text:p>1.96E-002</text:p>
          </table:table-cell>
          <table:table-cell table:style-name="ce13" table:number-columns-repeated="996"/>
        </table:table-row>
        <table:table-row table:style-name="ro1">
          <table:table-cell table:style-name="ce7" office:value-type="float" office:value="0.025">
            <text:p>0.0250</text:p>
          </table:table-cell>
          <table:table-cell table:style-name="ce12" office:value-type="float" office:value="0.00641288">
            <text:p>6.41E-003</text:p>
          </table:table-cell>
          <table:table-cell table:style-name="ce12" office:value-type="float" office:value="0.0180369">
            <text:p>1.80E-002</text:p>
          </table:table-cell>
          <table:table-cell table:style-name="ce12" office:value-type="float" office:value="0.0115914">
            <text:p>1.16E-002</text:p>
          </table:table-cell>
          <table:table-cell table:style-name="ce12" office:value-type="float" office:value="0.013295">
            <text:p>1.33E-002</text:p>
          </table:table-cell>
          <table:table-cell table:style-name="ce12" office:value-type="float" office:value="0.0615702">
            <text:p>6.16E-002</text:p>
          </table:table-cell>
          <table:table-cell table:style-name="ce12" office:value-type="float" office:value="0.0350714">
            <text:p>3.51E-002</text:p>
          </table:table-cell>
          <table:table-cell table:style-name="ce12" office:value-type="float" office:value="0.0726337">
            <text:p>7.26E-002</text:p>
          </table:table-cell>
          <table:table-cell table:style-name="ce12" office:value-type="float" office:value="0.529701">
            <text:p>5.30E-001</text:p>
          </table:table-cell>
          <table:table-cell table:style-name="ce22" office:value-type="float" office:value="0.327096">
            <text:p>3.27E-001</text:p>
          </table:table-cell>
          <table:table-cell table:style-name="ce25" office:value-type="float" office:value="0.00277583">
            <text:p>2.78E-003</text:p>
          </table:table-cell>
          <table:table-cell table:style-name="ce12" office:value-type="float" office:value="0.00673105">
            <text:p>6.73E-003</text:p>
          </table:table-cell>
          <table:table-cell table:style-name="ce12" office:value-type="float" office:value="0.00210907">
            <text:p>2.11E-003</text:p>
          </table:table-cell>
          <table:table-cell table:style-name="ce12" office:value-type="float" office:value="0.00418661">
            <text:p>4.19E-003</text:p>
          </table:table-cell>
          <table:table-cell table:style-name="ce12" office:value-type="float" office:value="0.0111077">
            <text:p>1.11E-002</text:p>
          </table:table-cell>
          <table:table-cell table:style-name="ce12" office:value-type="float" office:value="0.0030017">
            <text:p>3.00E-003</text:p>
          </table:table-cell>
          <table:table-cell table:style-name="ce12" office:value-type="float" office:value="0.0105275">
            <text:p>1.05E-002</text:p>
          </table:table-cell>
          <table:table-cell table:style-name="ce12" office:value-type="float" office:value="0.0303442">
            <text:p>3.03E-002</text:p>
          </table:table-cell>
          <table:table-cell table:style-name="ce22" office:value-type="float" office:value="0.00739237">
            <text:p>7.39E-003</text:p>
          </table:table-cell>
          <table:table-cell table:style-name="ce25" office:value-type="float" office:value="0.00207663">
            <text:p>2.08E-003</text:p>
          </table:table-cell>
          <table:table-cell table:style-name="ce12" office:value-type="float" office:value="0.00620861">
            <text:p>6.21E-003</text:p>
          </table:table-cell>
          <table:table-cell table:style-name="ce12" office:value-type="float" office:value="0.00493957">
            <text:p>4.94E-003</text:p>
          </table:table-cell>
          <table:table-cell table:style-name="ce12" office:value-type="float" office:value="0.002398">
            <text:p>2.40E-003</text:p>
          </table:table-cell>
          <table:table-cell table:style-name="ce12" office:value-type="float" office:value="0.0102767">
            <text:p>1.03E-002</text:p>
          </table:table-cell>
          <table:table-cell table:style-name="ce12" office:value-type="float" office:value="0.00701301">
            <text:p>7.01E-003</text:p>
          </table:table-cell>
          <table:table-cell table:style-name="ce12" office:value-type="float" office:value="0.00468256">
            <text:p>4.68E-003</text:p>
          </table:table-cell>
          <table:table-cell table:style-name="ce12" office:value-type="float" office:value="0.034529">
            <text:p>3.45E-002</text:p>
          </table:table-cell>
          <table:table-cell table:style-name="ce22" office:value-type="float" office:value="0.0194266">
            <text:p>1.94E-002</text:p>
          </table:table-cell>
          <table:table-cell table:style-name="ce13" table:number-columns-repeated="996"/>
        </table:table-row>
        <table:table-row table:style-name="ro2">
          <table:table-cell table:number-columns-repeated="2"/>
          <table:table-cell table:style-name="ce14" table:number-columns-repeated="6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4" table:number-columns-repeated="6"/>
          <table:table-cell table:style-name="ce13"/>
          <table:table-cell table:style-name="ce23" table:number-columns-spanned="3" table:number-rows-spanned="1"/>
          <table:covered-table-cell table:style-name="ce27"/>
          <table:covered-table-cell table:style-name="ce27"/>
          <table:table-cell table:style-name="ce28"/>
          <table:table-cell table:style-name="ce23" table:number-columns-spanned="3" table:number-rows-spanned="1"/>
          <table:covered-table-cell table:style-name="ce27"/>
          <table:covered-table-cell table:style-name="ce27"/>
          <table:table-cell table:number-columns-repeated="100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Default"/>
          <table:table-cell/>
          <table:table-cell table:style-name="Default">
            <draw:frame table:end-cell-address="Sheet1.J32" table:end-x="0.5091in" table:end-y="0.0713in" draw:z-index="1" draw:style-name="gr1" svg:width="4.7602in" svg:height="3.1157in" svg:x="0.7591in" svg:y="0.1437in">
              <draw:object draw:notify-on-update-of-ranges="Sheet1.K5:Sheet1.K5 Sheet1.K6:Sheet1.K10 Sheet1.A6:Sheet1.A10 Sheet1.N5:Sheet1.N5 Sheet1.N6:Sheet1.N10 Sheet1.A6:Sheet1.A10 Sheet1.Q5:Sheet1.Q5 Sheet1.Q6:Sheet1.Q10 Sheet1.A6:Sheet1.A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3"/>
          <table:table-cell/>
          <table:table-cell table:style-name="Default" table:number-columns-repeated="2"/>
          <table:table-cell table:style-name="ce13"/>
          <table:table-cell table:style-name="Default">
            <draw:frame table:end-cell-address="Sheet1.N33" table:end-x="0.6803in" table:end-y="0.0425in" draw:z-index="2" draw:style-name="gr1" svg:width="3.5744in" svg:height="3.2543in" svg:x="0.6622in" svg:y="0.1535in">
              <draw:object draw:notify-on-update-of-ranges="Sheet1.T5:Sheet1.T5 Sheet1.T6:Sheet1.T10 Sheet1.A6:Sheet1.A10 Sheet1.W5:Sheet1.W5 Sheet1.W6:Sheet1.W10 Sheet1.A6:Sheet1.A10 Sheet1.Z5:Sheet1.Z5 Sheet1.Z6:Sheet1.Z10 Sheet1.A6:Sheet1.A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>
            <draw:frame table:end-cell-address="Sheet1.D34" table:end-x="0.5894in" table:end-y="0.0295in" draw:z-index="0" draw:style-name="gr1" svg:width="3.174in" svg:height="3.2504in" svg:x="0.011in" svg:y="0.1445in">
              <draw:object draw:notify-on-update-of-ranges="Sheet1.B5:Sheet1.B5 Sheet1.B6:Sheet1.B10 Sheet1.A6:Sheet1.A10 Sheet1.E5:Sheet1.E5 Sheet1.E6:Sheet1.E10 Sheet1.A6:Sheet1.A10 Sheet1.H5:Sheet1.H5 Sheet1.H6:Sheet1.H10 Sheet1.A6:Sheet1.A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4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 table:number-rows-repeated="4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 table:number-rows-repeated="3">
          <table:table-cell table:number-columns-repeated="3"/>
          <table:table-cell table:style-name="Default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 table:number-rows-repeated="7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number-columns-repeated="3"/>
          <table:table-cell table:style-name="Default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Default">
            <draw:frame table:end-cell-address="Sheet1.D53" table:end-x="0.5783in" table:end-y="0.0638in" draw:z-index="3" draw:style-name="gr1" svg:width="3.174in" svg:height="3.2504in" svg:x="0in" svg:y="0.0012in">
              <draw:object draw:notify-on-update-of-ranges="Sheet1.C5:Sheet1.C5 Sheet1.C6:Sheet1.C10 Sheet1.A6:Sheet1.A10 Sheet1.F5:Sheet1.F5 Sheet1.F6:Sheet1.F10 Sheet1.A6:Sheet1.A10 Sheet1.I5:Sheet1.I5 Sheet1.I6:Sheet1.I10 Sheet1.A6:Sheet1.A1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3"/>
          <table:table-cell/>
          <table:table-cell>
            <draw:frame table:end-cell-address="Sheet1.K52" table:end-x="0.4551in" table:end-y="0.1055in" draw:z-index="4" draw:style-name="gr1" svg:width="4.7602in" svg:height="3.1157in" svg:x="0.0146in" svg:y="0.0004in">
              <draw:object draw:notify-on-update-of-ranges="Sheet1.L5:Sheet1.L5 Sheet1.L6:Sheet1.L10 Sheet1.A6:Sheet1.A10 Sheet1.O5:Sheet1.O5 Sheet1.O6:Sheet1.O10 Sheet1.A6:Sheet1.A10 Sheet1.R5:Sheet1.R5 Sheet1.R6:Sheet1.R10 Sheet1.A6:Sheet1.A1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Sheet1.P53" table:end-x="0.0654in" table:end-y="0.1303in" draw:z-index="5" draw:style-name="gr1" svg:width="3.5748in" svg:height="3.2543in" svg:x="0.0465in" svg:y="0.0638in">
              <draw:object draw:notify-on-update-of-ranges="Sheet1.U5:Sheet1.U5 Sheet1.U6:Sheet1.U10 Sheet1.A6:Sheet1.A10 Sheet1.X5:Sheet1.X5 Sheet1.X6:Sheet1.X10 Sheet1.A6:Sheet1.A10 Sheet1.AA5:Sheet1.AA5 Sheet1.AA6:Sheet1.AA10 Sheet1.A6:Sheet1.A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>
            <draw:frame table:end-cell-address="Sheet1.D73" table:end-x="0.5783in" table:end-y="0.0677in" draw:z-index="6" draw:style-name="gr1" svg:width="3.174in" svg:height="3.2504in" svg:x="0in" svg:y="0.0055in">
              <draw:object draw:notify-on-update-of-ranges="Sheet1.D5:Sheet1.D5 Sheet1.D6:Sheet1.D10 Sheet1.A6:Sheet1.A10 Sheet1.G5:Sheet1.G5 Sheet1.G6:Sheet1.G10 Sheet1.A6:Sheet1.A10 Sheet1.J5:Sheet1.J5 Sheet1.J6:Sheet1.J10 Sheet1.A6:Sheet1.A1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  <table:table-cell table:style-name="Default" table:number-columns-repeated="2"/>
          <table:table-cell/>
          <table:table-cell>
            <draw:frame table:end-cell-address="Sheet1.K72" table:end-x="0.4551in" table:end-y="0.1102in" draw:z-index="7" draw:style-name="gr1" svg:width="4.7602in" svg:height="3.1157in" svg:x="0.0146in" svg:y="0.0055in">
              <draw:object draw:notify-on-update-of-ranges="Sheet1.M5:Sheet1.M5 Sheet1.M6:Sheet1.M10 Sheet1.A6:Sheet1.A10 Sheet1.P5:Sheet1.P5 Sheet1.P6:Sheet1.P10 Sheet1.A6:Sheet1.A10 Sheet1.S5:Sheet1.S5 Sheet1.S6:Sheet1.S10 Sheet1.A6:Sheet1.A1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7"/>
          <table:table-cell>
            <draw:frame table:end-cell-address="Sheet1.P74" table:end-x="0.0319in" table:end-y="0.072in" draw:z-index="8" draw:style-name="gr1" svg:width="3.5748in" svg:height="3.2543in" svg:x="0.013in" svg:y="0.0055in">
              <draw:object draw:notify-on-update-of-ranges="Sheet1.V5:Sheet1.V5 Sheet1.V6:Sheet1.V10 Sheet1.A6:Sheet1.A10 Sheet1.Y5:Sheet1.Y5 Sheet1.Y6:Sheet1.Y10 Sheet1.A6:Sheet1.A10 Sheet1.AB5:Sheet1.AB5 Sheet1.AB6:Sheet1.AB10 Sheet1.A6:Sheet1.A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09/15/2010</text:date>, <text:time>13:0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9-15T13:05:54</dc:date>
    <meta:editing-duration>PT08H25M45S</meta:editing-duration>
    <meta:editing-cycles>38</meta:editing-cycles>
    <meta:generator>OpenOffice.org/3.1$Linux OpenOffice.org_project/310m21$Build-9319</meta:generator>
    <meta:document-statistic meta:table-count="3" meta:cell-count="17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title svg:x="2.721cm" svg:y="0.166cm" chart:style-name="ch2">
          <text:p>whole domain</text:p>
        </chart:title>
        <chart:legend chart:legend-position="top" svg:x="3.452cm" svg:y="0.666cm" chart:style-name="ch3"/>
        <chart:plot-area chart:style-name="ch4" table:cell-range-address="Sheet1.A6:Sheet1.B10 Sheet1.A5:Sheet1.B5 Sheet1.E5:Sheet1.E10 Sheet1.H5:Sheet1.H10" chart:data-source-has-labels="row" svg:x="0.238cm" svg:y="0.602cm" svg:width="7.577cm" svg:height="7.668cm">
          <chart:axis chart:dimension="x" chart:name="primary-x" chart:style-name="ch5">
            <chart:title svg:x="3.267cm" svg:y="7.851cm" chart:style-name="ch6">
              <text:p>support length</text:p>
            </chart:title>
          </chart:axis>
          <chart:axis chart:dimension="y" chart:name="primary-y" chart:style-name="ch7">
            <chart:title svg:x="0.278cm" svg:y="8.232cm" chart:style-name="ch8">
              <text:p>error rho (normalized with high pressure section density)</text:p>
            </chart:title>
            <chart:grid chart:style-name="ch9" chart:class="major"/>
          </chart:axis>
          <chart:series chart:style-name="ch10" chart:values-cell-range-address="Sheet1.B6:Sheet1.B10" chart:label-cell-address="Sheet1.B5:Sheet1.B5" chart:class="chart:scatter">
            <chart:domain table:cell-range-address="Sheet1.A6:Sheet1.A10"/>
            <chart:data-point chart:repeated="5"/>
          </chart:series>
          <chart:series chart:style-name="ch11" chart:values-cell-range-address="Sheet1.E6:Sheet1.E10" chart:label-cell-address="Sheet1.E5:Sheet1.E5" chart:class="chart:scatter">
            <chart:data-point chart:repeated="5"/>
          </chart:series>
          <chart:series chart:style-name="ch12" chart:values-cell-range-address="Sheet1.H6:Sheet1.H10" chart:label-cell-address="Sheet1.H5:Sheet1.H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_rho</text:p>
              </table:table-cell>
              <table:table-cell office:value-type="string">
                <text:p text:id="Sheet1.E5:Sheet1.E5">L2_rho</text:p>
              </table:table-cell>
              <table:table-cell office:value-type="string">
                <text:p text:id="Sheet1.H5:Sheet1.H5">Linf_rh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293462">
                <text:p text:id="Sheet1.B6:Sheet1.B10">0.00293462</text:p>
              </table:table-cell>
              <table:table-cell office:value-type="float" office:value="0.0084416">
                <text:p text:id="Sheet1.E6:Sheet1.E10">0.0084416</text:p>
              </table:table-cell>
              <table:table-cell office:value-type="float" office:value="0.0913374">
                <text:p text:id="Sheet1.H6:Sheet1.H10">0.09133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364317">
                <text:p>0.00364317</text:p>
              </table:table-cell>
              <table:table-cell office:value-type="float" office:value="0.00923487">
                <text:p>0.00923487</text:p>
              </table:table-cell>
              <table:table-cell office:value-type="float" office:value="0.0714685">
                <text:p>0.07146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45293">
                <text:p>0.0045293</text:p>
              </table:table-cell>
              <table:table-cell office:value-type="float" office:value="0.0108167">
                <text:p>0.0108167</text:p>
              </table:table-cell>
              <table:table-cell office:value-type="float" office:value="0.0798422">
                <text:p>0.0798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539619">
                <text:p>0.00539619</text:p>
              </table:table-cell>
              <table:table-cell office:value-type="float" office:value="0.011902">
                <text:p>0.011902</text:p>
              </table:table-cell>
              <table:table-cell office:value-type="float" office:value="0.0704714">
                <text:p>0.0704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641288">
                <text:p>0.00641288</text:p>
              </table:table-cell>
              <table:table-cell office:value-type="float" office:value="0.013295">
                <text:p>0.013295</text:p>
              </table:table-cell>
              <table:table-cell office:value-type="float" office:value="0.0726337">
                <text:p>0.0726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0 Sheet1.K5:Sheet1.K10 Sheet1.N5:Sheet1.N10 Sheet1.Q5:Sheet1.Q10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6:Sheet1.K10" chart:label-cell-address="Sheet1.K5:Sheet1.K5" chart:class="chart:scatter">
            <chart:domain table:cell-range-address="Sheet1.A6:Sheet1.A10"/>
            <chart:data-point chart:repeated="5"/>
          </chart:series>
          <chart:series chart:style-name="ch8" chart:values-cell-range-address="Sheet1.N6:Sheet1.N10" chart:label-cell-address="Sheet1.N5:Sheet1.N5" chart:class="chart:scatter">
            <chart:data-point chart:repeated="5"/>
          </chart:series>
          <chart:series chart:style-name="ch9" chart:values-cell-range-address="Sheet1.Q6:Sheet1.Q10" chart:label-cell-address="Sheet1.Q5:Sheet1.Q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5:Sheet1.K5">L1_rho3</text:p>
              </table:table-cell>
              <table:table-cell office:value-type="string">
                <text:p text:id="Sheet1.N5:Sheet1.N5">L2_rho3</text:p>
              </table:table-cell>
              <table:table-cell office:value-type="string">
                <text:p text:id="Sheet1.Q5:Sheet1.Q5">Linf_rh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178095">
                <text:p text:id="Sheet1.K6:Sheet1.K10">0.00178095</text:p>
              </table:table-cell>
              <table:table-cell office:value-type="float" office:value="0.00199676">
                <text:p text:id="Sheet1.N6:Sheet1.N10">0.00199676</text:p>
              </table:table-cell>
              <table:table-cell office:value-type="float" office:value="0.00520135">
                <text:p text:id="Sheet1.Q6:Sheet1.Q10">0.005201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193931">
                <text:p>0.00193931</text:p>
              </table:table-cell>
              <table:table-cell office:value-type="float" office:value="0.00243304">
                <text:p>0.00243304</text:p>
              </table:table-cell>
              <table:table-cell office:value-type="float" office:value="0.00699695">
                <text:p>0.00699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220613">
                <text:p>0.00220613</text:p>
              </table:table-cell>
              <table:table-cell office:value-type="float" office:value="0.00300981">
                <text:p>0.00300981</text:p>
              </table:table-cell>
              <table:table-cell office:value-type="float" office:value="0.00839485">
                <text:p>0.00839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244307">
                <text:p>0.00244307</text:p>
              </table:table-cell>
              <table:table-cell office:value-type="float" office:value="0.00356495">
                <text:p>0.00356495</text:p>
              </table:table-cell>
              <table:table-cell office:value-type="float" office:value="0.00956879">
                <text:p>0.00956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277583">
                <text:p>0.00277583</text:p>
              </table:table-cell>
              <table:table-cell office:value-type="float" office:value="0.00418661">
                <text:p>0.00418661</text:p>
              </table:table-cell>
              <table:table-cell office:value-type="float" office:value="0.0105275">
                <text:p>0.01052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cm" svg:height="8.267cm" chart:class="chart:scatter" chart:style-name="ch1">
        <chart:legend chart:legend-position="top" svg:x="3.998cm" svg:y="0.577cm" chart:style-name="ch2"/>
        <chart:plot-area chart:style-name="ch3" table:cell-range-address="Sheet1.A6:Sheet1.A10 Sheet1.T5:Sheet1.T10 Sheet1.W5:Sheet1.W10 Sheet1.Z5:Sheet1.Z10" chart:data-source-has-labels="row" svg:x="0.368cm" svg:y="0.147cm" svg:width="8.429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6:Sheet1.T10" chart:label-cell-address="Sheet1.T5:Sheet1.T5" chart:class="chart:scatter">
            <chart:domain table:cell-range-address="Sheet1.A6:Sheet1.A10"/>
            <chart:data-point chart:repeated="5"/>
          </chart:series>
          <chart:series chart:style-name="ch8" chart:values-cell-range-address="Sheet1.W6:Sheet1.W10" chart:label-cell-address="Sheet1.W5:Sheet1.W5" chart:class="chart:scatter">
            <chart:data-point chart:repeated="5"/>
          </chart:series>
          <chart:series chart:style-name="ch9" chart:values-cell-range-address="Sheet1.Z6:Sheet1.Z10" chart:label-cell-address="Sheet1.Z5:Sheet1.Z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T5:Sheet1.T5">L1_rho2</text:p>
              </table:table-cell>
              <table:table-cell office:value-type="string">
                <text:p text:id="Sheet1.W5:Sheet1.W5">L2_rho2</text:p>
              </table:table-cell>
              <table:table-cell office:value-type="string">
                <text:p text:id="Sheet1.Z5:Sheet1.Z5">Linf_rho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0409328">
                <text:p text:id="Sheet1.T6:Sheet1.T10">0.000409328</text:p>
              </table:table-cell>
              <table:table-cell office:value-type="float" office:value="0.000931722">
                <text:p text:id="Sheet1.W6:Sheet1.W10">0.000931722</text:p>
              </table:table-cell>
              <table:table-cell office:value-type="float" office:value="0.00415637">
                <text:p text:id="Sheet1.Z6:Sheet1.Z10">0.0041563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639466">
                <text:p>0.000639466</text:p>
              </table:table-cell>
              <table:table-cell office:value-type="float" office:value="0.0011497">
                <text:p>0.0011497</text:p>
              </table:table-cell>
              <table:table-cell office:value-type="float" office:value="0.00415149">
                <text:p>0.00415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103469">
                <text:p>0.00103469</text:p>
              </table:table-cell>
              <table:table-cell office:value-type="float" office:value="0.00154856">
                <text:p>0.00154856</text:p>
              </table:table-cell>
              <table:table-cell office:value-type="float" office:value="0.00413461">
                <text:p>0.00413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152201">
                <text:p>0.00152201</text:p>
              </table:table-cell>
              <table:table-cell office:value-type="float" office:value="0.00195295">
                <text:p>0.00195295</text:p>
              </table:table-cell>
              <table:table-cell office:value-type="float" office:value="0.00447073">
                <text:p>0.00447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207663">
                <text:p>0.00207663</text:p>
              </table:table-cell>
              <table:table-cell office:value-type="float" office:value="0.002398">
                <text:p>0.002398</text:p>
              </table:table-cell>
              <table:table-cell office:value-type="float" office:value="0.00468256">
                <text:p>0.004682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01" chart:maximum="10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0 Sheet1.C5:Sheet1.C10 Sheet1.F5:Sheet1.F10 Sheet1.I5:Sheet1.I10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10" chart:label-cell-address="Sheet1.C5:Sheet1.C5" chart:class="chart:scatter">
            <chart:domain table:cell-range-address="Sheet1.A6:Sheet1.A10"/>
            <chart:data-point chart:repeated="5"/>
          </chart:series>
          <chart:series chart:style-name="ch8" chart:values-cell-range-address="Sheet1.F6:Sheet1.F10" chart:label-cell-address="Sheet1.F5:Sheet1.F5" chart:class="chart:scatter">
            <chart:data-point chart:repeated="5"/>
          </chart:series>
          <chart:series chart:style-name="ch9" chart:values-cell-range-address="Sheet1.I6:Sheet1.I10" chart:label-cell-address="Sheet1.I5:Sheet1.I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5:Sheet1.C5">L1_u</text:p>
              </table:table-cell>
              <table:table-cell office:value-type="string">
                <text:p text:id="Sheet1.F5:Sheet1.F5">L2_u</text:p>
              </table:table-cell>
              <table:table-cell office:value-type="string">
                <text:p text:id="Sheet1.I5:Sheet1.I5">Linf_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668155">
                <text:p text:id="Sheet1.C6:Sheet1.C10">0.00668155</text:p>
              </table:table-cell>
              <table:table-cell office:value-type="float" office:value="0.0294805">
                <text:p text:id="Sheet1.F6:Sheet1.F10">0.0294805</text:p>
              </table:table-cell>
              <table:table-cell office:value-type="float" office:value="0.536594">
                <text:p text:id="Sheet1.I6:Sheet1.I10">0.536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943887">
                <text:p>0.00943887</text:p>
              </table:table-cell>
              <table:table-cell office:value-type="float" office:value="0.040035">
                <text:p>0.040035</text:p>
              </table:table-cell>
              <table:table-cell office:value-type="float" office:value="0.539364">
                <text:p>0.539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119755">
                <text:p>0.0119755</text:p>
              </table:table-cell>
              <table:table-cell office:value-type="float" office:value="0.0460579">
                <text:p>0.0460579</text:p>
              </table:table-cell>
              <table:table-cell office:value-type="float" office:value="0.468638">
                <text:p>0.4686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151431">
                <text:p>0.0151431</text:p>
              </table:table-cell>
              <table:table-cell office:value-type="float" office:value="0.0562124">
                <text:p>0.0562124</text:p>
              </table:table-cell>
              <table:table-cell office:value-type="float" office:value="0.547826">
                <text:p>0.547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180369">
                <text:p>0.0180369</text:p>
              </table:table-cell>
              <table:table-cell office:value-type="float" office:value="0.0615702">
                <text:p>0.0615702</text:p>
              </table:table-cell>
              <table:table-cell office:value-type="float" office:value="0.529701">
                <text:p>0.5297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0 Sheet1.L5:Sheet1.L10 Sheet1.O5:Sheet1.O10 Sheet1.R5:Sheet1.R10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6:Sheet1.L10" chart:label-cell-address="Sheet1.L5:Sheet1.L5" chart:class="chart:scatter">
            <chart:domain table:cell-range-address="Sheet1.A6:Sheet1.A10"/>
            <chart:data-point chart:repeated="5"/>
          </chart:series>
          <chart:series chart:style-name="ch8" chart:values-cell-range-address="Sheet1.O6:Sheet1.O10" chart:label-cell-address="Sheet1.O5:Sheet1.O5" chart:class="chart:scatter">
            <chart:data-point chart:repeated="5"/>
          </chart:series>
          <chart:series chart:style-name="ch9" chart:values-cell-range-address="Sheet1.R6:Sheet1.R10" chart:label-cell-address="Sheet1.R5:Sheet1.R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L5:Sheet1.L5">L1_u3</text:p>
              </table:table-cell>
              <table:table-cell office:value-type="string">
                <text:p text:id="Sheet1.O5:Sheet1.O5">L2_u3</text:p>
              </table:table-cell>
              <table:table-cell office:value-type="string">
                <text:p text:id="Sheet1.R5:Sheet1.R5">Linf_u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274515">
                <text:p text:id="Sheet1.L6:Sheet1.L10">0.00274515</text:p>
              </table:table-cell>
              <table:table-cell office:value-type="float" office:value="0.00411609">
                <text:p text:id="Sheet1.O6:Sheet1.O10">0.00411609</text:p>
              </table:table-cell>
              <table:table-cell office:value-type="float" office:value="0.0153591">
                <text:p text:id="Sheet1.R6:Sheet1.R10">0.01535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332997">
                <text:p>0.00332997</text:p>
              </table:table-cell>
              <table:table-cell office:value-type="float" office:value="0.00586075">
                <text:p>0.00586075</text:p>
              </table:table-cell>
              <table:table-cell office:value-type="float" office:value="0.021018">
                <text:p>0.021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426657">
                <text:p>0.00426657</text:p>
              </table:table-cell>
              <table:table-cell office:value-type="float" office:value="0.00774306">
                <text:p>0.00774306</text:p>
              </table:table-cell>
              <table:table-cell office:value-type="float" office:value="0.0249262">
                <text:p>0.0249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536239">
                <text:p>0.00536239</text:p>
              </table:table-cell>
              <table:table-cell office:value-type="float" office:value="0.00941133">
                <text:p>0.00941133</text:p>
              </table:table-cell>
              <table:table-cell office:value-type="float" office:value="0.0276852">
                <text:p>0.0276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673105">
                <text:p>0.00673105</text:p>
              </table:table-cell>
              <table:table-cell office:value-type="float" office:value="0.0111077">
                <text:p>0.0111077</text:p>
              </table:table-cell>
              <table:table-cell office:value-type="float" office:value="0.0303442">
                <text:p>0.03034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0 Sheet1.U5:Sheet1.U10 Sheet1.X5:Sheet1.X10 Sheet1.AA5:Sheet1.AA10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6:Sheet1.U10" chart:label-cell-address="Sheet1.U5:Sheet1.U5" chart:class="chart:scatter">
            <chart:domain table:cell-range-address="Sheet1.A6:Sheet1.A10"/>
            <chart:data-point chart:repeated="5"/>
          </chart:series>
          <chart:series chart:style-name="ch8" chart:values-cell-range-address="Sheet1.X6:Sheet1.X10" chart:label-cell-address="Sheet1.X5:Sheet1.X5" chart:class="chart:scatter">
            <chart:data-point chart:repeated="5"/>
          </chart:series>
          <chart:series chart:style-name="ch9" chart:values-cell-range-address="Sheet1.AA6:Sheet1.AA10" chart:label-cell-address="Sheet1.AA5:Sheet1.AA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U5:Sheet1.U5">L1_u2</text:p>
              </table:table-cell>
              <table:table-cell office:value-type="string">
                <text:p text:id="Sheet1.X5:Sheet1.X5">L2_u2</text:p>
              </table:table-cell>
              <table:table-cell office:value-type="string">
                <text:p text:id="Sheet1.AA5:Sheet1.AA5">Linf_u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197671">
                <text:p text:id="Sheet1.U6:Sheet1.U10">0.00197671</text:p>
              </table:table-cell>
              <table:table-cell office:value-type="float" office:value="0.00409">
                <text:p text:id="Sheet1.X6:Sheet1.X10">0.00409</text:p>
              </table:table-cell>
              <table:table-cell office:value-type="float" office:value="0.0316221">
                <text:p text:id="Sheet1.AA6:Sheet1.AA10">0.03162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275319">
                <text:p>0.00275319</text:p>
              </table:table-cell>
              <table:table-cell office:value-type="float" office:value="0.00540845">
                <text:p>0.00540845</text:p>
              </table:table-cell>
              <table:table-cell office:value-type="float" office:value="0.0317832">
                <text:p>0.0317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36735">
                <text:p>0.0036735</text:p>
              </table:table-cell>
              <table:table-cell office:value-type="float" office:value="0.00685634">
                <text:p>0.00685634</text:p>
              </table:table-cell>
              <table:table-cell office:value-type="float" office:value="0.0316883">
                <text:p>0.0316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483026">
                <text:p>0.00483026</text:p>
              </table:table-cell>
              <table:table-cell office:value-type="float" office:value="0.00857774">
                <text:p>0.00857774</text:p>
              </table:table-cell>
              <table:table-cell office:value-type="float" office:value="0.0336266">
                <text:p>0.0336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620861">
                <text:p>0.00620861</text:p>
              </table:table-cell>
              <table:table-cell office:value-type="float" office:value="0.0102767">
                <text:p>0.0102767</text:p>
              </table:table-cell>
              <table:table-cell office:value-type="float" office:value="0.034529">
                <text:p>0.0345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0 Sheet1.D5:Sheet1.D10 Sheet1.G5:Sheet1.G10 Sheet1.J5:Sheet1.J10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0" chart:label-cell-address="Sheet1.D5:Sheet1.D5" chart:class="chart:scatter">
            <chart:domain table:cell-range-address="Sheet1.A6:Sheet1.A10"/>
            <chart:data-point chart:repeated="5"/>
          </chart:series>
          <chart:series chart:style-name="ch8" chart:values-cell-range-address="Sheet1.G6:Sheet1.G10" chart:label-cell-address="Sheet1.G5:Sheet1.G5" chart:class="chart:scatter">
            <chart:data-point chart:repeated="5"/>
          </chart:series>
          <chart:series chart:style-name="ch9" chart:values-cell-range-address="Sheet1.J6:Sheet1.J10" chart:label-cell-address="Sheet1.J5:Sheet1.J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5:Sheet1.D5">L1e</text:p>
              </table:table-cell>
              <table:table-cell office:value-type="string">
                <text:p text:id="Sheet1.G5:Sheet1.G5">L2e</text:p>
              </table:table-cell>
              <table:table-cell office:value-type="string">
                <text:p text:id="Sheet1.J5:Sheet1.J5">Linf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296009">
                <text:p text:id="Sheet1.D6:Sheet1.D10">0.00296009</text:p>
              </table:table-cell>
              <table:table-cell office:value-type="float" office:value="0.0124613">
                <text:p text:id="Sheet1.G6:Sheet1.G10">0.0124613</text:p>
              </table:table-cell>
              <table:table-cell office:value-type="float" office:value="0.153181">
                <text:p text:id="Sheet1.J6:Sheet1.J10">0.1531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53332">
                <text:p>0.0053332</text:p>
              </table:table-cell>
              <table:table-cell office:value-type="float" office:value="0.0222727">
                <text:p>0.0222727</text:p>
              </table:table-cell>
              <table:table-cell office:value-type="float" office:value="0.327374">
                <text:p>0.327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74285">
                <text:p>0.0074285</text:p>
              </table:table-cell>
              <table:table-cell office:value-type="float" office:value="0.0274015">
                <text:p>0.0274015</text:p>
              </table:table-cell>
              <table:table-cell office:value-type="float" office:value="0.326649">
                <text:p>0.326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951075">
                <text:p>0.00951075</text:p>
              </table:table-cell>
              <table:table-cell office:value-type="float" office:value="0.0313791">
                <text:p>0.0313791</text:p>
              </table:table-cell>
              <table:table-cell office:value-type="float" office:value="0.326763">
                <text:p>0.326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115914">
                <text:p>0.0115914</text:p>
              </table:table-cell>
              <table:table-cell office:value-type="float" office:value="0.0350714">
                <text:p>0.0350714</text:p>
              </table:table-cell>
              <table:table-cell office:value-type="float" office:value="0.327096">
                <text:p>0.32709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0 Sheet1.M5:Sheet1.M10 Sheet1.P5:Sheet1.P10 Sheet1.S5:Sheet1.S10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6:Sheet1.M10" chart:label-cell-address="Sheet1.M5:Sheet1.M5" chart:class="chart:scatter">
            <chart:domain table:cell-range-address="Sheet1.A6:Sheet1.A10"/>
            <chart:data-point chart:repeated="5"/>
          </chart:series>
          <chart:series chart:style-name="ch8" chart:values-cell-range-address="Sheet1.P6:Sheet1.P10" chart:label-cell-address="Sheet1.P5:Sheet1.P5" chart:class="chart:scatter">
            <chart:data-point chart:repeated="5"/>
          </chart:series>
          <chart:series chart:style-name="ch9" chart:values-cell-range-address="Sheet1.S6:Sheet1.S10" chart:label-cell-address="Sheet1.S5:Sheet1.S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M5:Sheet1.M5">L1e3</text:p>
              </table:table-cell>
              <table:table-cell office:value-type="string">
                <text:p text:id="Sheet1.P5:Sheet1.P5">L2e3</text:p>
              </table:table-cell>
              <table:table-cell office:value-type="string">
                <text:p text:id="Sheet1.S5:Sheet1.S5">Linf_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107564">
                <text:p text:id="Sheet1.M6:Sheet1.M10">0.00107564</text:p>
              </table:table-cell>
              <table:table-cell office:value-type="float" office:value="0.00128217">
                <text:p text:id="Sheet1.P6:Sheet1.P10">0.00128217</text:p>
              </table:table-cell>
              <table:table-cell office:value-type="float" office:value="0.00390942">
                <text:p text:id="Sheet1.S6:Sheet1.S10">0.003909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105809">
                <text:p>0.00105809</text:p>
              </table:table-cell>
              <table:table-cell office:value-type="float" office:value="0.00151144">
                <text:p>0.00151144</text:p>
              </table:table-cell>
              <table:table-cell office:value-type="float" office:value="0.00483986">
                <text:p>0.00483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123989">
                <text:p>0.00123989</text:p>
              </table:table-cell>
              <table:table-cell office:value-type="float" office:value="0.00197185">
                <text:p>0.00197185</text:p>
              </table:table-cell>
              <table:table-cell office:value-type="float" office:value="0.00581066">
                <text:p>0.00581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153121">
                <text:p>0.00153121</text:p>
              </table:table-cell>
              <table:table-cell office:value-type="float" office:value="0.00245012">
                <text:p>0.00245012</text:p>
              </table:table-cell>
              <table:table-cell office:value-type="float" office:value="0.00665661">
                <text:p>0.00665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210907">
                <text:p>0.00210907</text:p>
              </table:table-cell>
              <table:table-cell office:value-type="float" office:value="0.0030017">
                <text:p>0.0030017</text:p>
              </table:table-cell>
              <table:table-cell office:value-type="float" office:value="0.00739237">
                <text:p>0.007392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0 Sheet1.V5:Sheet1.V10 Sheet1.Y5:Sheet1.Y10 Sheet1.AB5:Sheet1.AB10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6:Sheet1.V10" chart:label-cell-address="Sheet1.V5:Sheet1.V5" chart:class="chart:scatter">
            <chart:domain table:cell-range-address="Sheet1.A6:Sheet1.A10"/>
            <chart:data-point chart:repeated="5"/>
          </chart:series>
          <chart:series chart:style-name="ch8" chart:values-cell-range-address="Sheet1.Y6:Sheet1.Y10" chart:label-cell-address="Sheet1.Y5:Sheet1.Y5" chart:class="chart:scatter">
            <chart:data-point chart:repeated="5"/>
          </chart:series>
          <chart:series chart:style-name="ch9" chart:values-cell-range-address="Sheet1.AB6:Sheet1.AB10" chart:label-cell-address="Sheet1.AB5:Sheet1.AB5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V5:Sheet1.V5">L1e2</text:p>
              </table:table-cell>
              <table:table-cell office:value-type="string">
                <text:p text:id="Sheet1.Y5:Sheet1.Y5">L2e2</text:p>
              </table:table-cell>
              <table:table-cell office:value-type="string">
                <text:p text:id="Sheet1.AB5:Sheet1.AB5">Linf_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0">0.005</text:p>
              </table:table-cell>
              <table:table-cell office:value-type="float" office:value="0.000940527">
                <text:p text:id="Sheet1.V6:Sheet1.V10">0.000940527</text:p>
              </table:table-cell>
              <table:table-cell office:value-type="float" office:value="0.00265073">
                <text:p text:id="Sheet1.Y6:Sheet1.Y10">0.00265073</text:p>
              </table:table-cell>
              <table:table-cell office:value-type="float" office:value="0.0198292">
                <text:p text:id="Sheet1.AB6:Sheet1.AB10">0.01982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200729">
                <text:p>0.00200729</text:p>
              </table:table-cell>
              <table:table-cell office:value-type="float" office:value="0.00413304">
                <text:p>0.00413304</text:p>
              </table:table-cell>
              <table:table-cell office:value-type="float" office:value="0.0202309">
                <text:p>0.0202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290768">
                <text:p>0.00290768</text:p>
              </table:table-cell>
              <table:table-cell office:value-type="float" office:value="0.00509084">
                <text:p>0.00509084</text:p>
              </table:table-cell>
              <table:table-cell office:value-type="float" office:value="0.0196317">
                <text:p>0.01963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399123">
                <text:p>0.00399123</text:p>
              </table:table-cell>
              <table:table-cell office:value-type="float" office:value="0.00614492">
                <text:p>0.00614492</text:p>
              </table:table-cell>
              <table:table-cell office:value-type="float" office:value="0.0195923">
                <text:p>0.0195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0493957">
                <text:p>0.00493957</text:p>
              </table:table-cell>
              <table:table-cell office:value-type="float" office:value="0.00701301">
                <text:p>0.00701301</text:p>
              </table:table-cell>
              <table:table-cell office:value-type="float" office:value="0.0194266">
                <text:p>0.01942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